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40eb" officeooo:paragraph-rsid="000b40eb"/>
    </style:style>
    <style:style style:name="P2" style:family="paragraph" style:parent-style-name="Standard">
      <style:text-properties officeooo:rsid="000b40eb" officeooo:paragraph-rsid="000ed59b"/>
    </style:style>
    <style:style style:name="P3" style:family="paragraph" style:parent-style-name="Standard">
      <style:text-properties officeooo:rsid="000d39ca" officeooo:paragraph-rsid="000d39ca"/>
    </style:style>
    <style:style style:name="P4" style:family="paragraph" style:parent-style-name="Standard">
      <style:text-properties fo:font-size="13pt" fo:font-weight="bold" officeooo:rsid="000b40eb" officeooo:paragraph-rsid="000b40eb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f8788" officeooo:paragraph-rsid="000f8788" style:font-size-asian="13pt" style:font-weight-asian="bold" style:font-size-complex="13pt" style:font-weight-complex="bold"/>
    </style:style>
    <style:style style:name="T1" style:family="text">
      <style:text-properties officeooo:rsid="000d39ca"/>
    </style:style>
    <style:style style:name="T2" style:family="text">
      <style:text-properties officeooo:rsid="000ed59b"/>
    </style:style>
    <style:style style:name="T3" style:family="text">
      <style:text-properties officeooo:rsid="000f8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Tests :</text:p>
      <text:p text:style-name="P1"/>
      <text:p text:style-name="P2">fich1a.c <text:s text:c="2"/>// Pour vérifier le header</text:p>
      <text:p text:style-name="P2">fich1b.c // <text:s/>Pour vérifier le .<text:span text:style-name="T2">text</text:span></text:p>
      <text:p text:style-name="P1">test1.c // <text:span text:style-name="T2">Pour vérifier les symboles</text:span></text:p>
      <text:p text:style-name="P1">test2.c //<text:span text:style-name="T3">pour vérifier les PROGBITS</text:span></text:p>
      <text:p text:style-name="P2">test3.c //Pour vérifier l'implémentation d'affichage de .rel <text:s/></text:p>
      <text:p text:style-name="P2">test4.c //Pour vérifier <text:span text:style-name="T2">rel.link</text:span></text:p>
      <text:p text:style-name="P1">test5.c //Pour vérifier l'affichage des sections .data , .bss et .rodata </text:p>
      <text:p text:style-name="P1"/>
      <text:p text:style-name="P1">Fichier de test <text:s/>réimplantation :</text:p>
      <text:p text:style-name="P1">fich1a.o</text:p>
      <text:p text:style-name="P1">fich1b.o</text:p>
      <text:p text:style-name="P1">test1.o</text:p>
      <text:p text:style-name="P1">test2.o</text:p>
      <text:p text:style-name="P1">test3.o</text:p>
      <text:p text:style-name="P1">test4.o</text:p>
      <text:p text:style-name="P1">test5.o</text:p>
      <text:p text:style-name="P1"/>
      <text:p text:style-name="P1">fichier de test executable :</text:p>
      <text:p text:style-name="P1">fich1a</text:p>
      <text:p text:style-name="P1">fich1b</text:p>
      <text:p text:style-name="P1">test1</text:p>
      <text:p text:style-name="P1">test2</text:p>
      <text:p text:style-name="P1">test3</text:p>
      <text:p text:style-name="P1">test<text:span text:style-name="T1">4</text:span></text:p>
      <text:p text:style-name="P3">test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2:43:40.174568632</meta:creation-date>
    <dc:date>2020-01-09T12:56:19.898848176</dc:date>
    <meta:editing-duration>PT12M4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71" meta:character-count="468" meta:non-whitespace-character-count="414"/>
  </office:meta>
</office:document-meta>
</file>